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4831in" svg:y="0.4295in">
            <draw:object draw:notify-on-update-of-ranges="Sheet2.D6:Sheet2.F6 Sheet2.C8:Sheet2.C8 Sheet2.D8:Sheet2.F8 Sheet2.C9:Sheet2.C9 Sheet2.D9:Sheet2.F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0.5043in" svg:y="4.1382in">
            <draw:object draw:notify-on-update-of-ranges="Sheet2.D14:Sheet2.F14 Sheet2.C16:Sheet2.C16 Sheet2.D16:Sheet2.F16 Sheet2.C17:Sheet2.C17 Sheet2.D17:Sheet2.F1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9732in" svg:y="0.3665in">
            <draw:object draw:notify-on-update-of-ranges="Sheet3.D6:Sheet3.F6 Sheet3.C8:Sheet3.C8 Sheet3.D8:Sheet3.F8 Sheet3.C9:Sheet3.C9 Sheet3.D9:Sheet3.F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6.9709in" svg:y="4.126in">
            <draw:object draw:notify-on-update-of-ranges="Sheet3.D14:Sheet3.F14 Sheet3.C16:Sheet3.C16 Sheet3.D16:Sheet3.F16 Sheet3.C17:Sheet3.C17 Sheet3.D17:Sheet3.F1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3.4957in" svg:y="0.3681in">
            <draw:object draw:notify-on-update-of-ranges="Sheet4.D6:Sheet4.F6 Sheet4.C8:Sheet4.C8 Sheet4.D8:Sheet4.F8 Sheet4.C9:Sheet4.C9 Sheet4.D9:Sheet4.F9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4382in" svg:y="4.1232in">
            <draw:object draw:notify-on-update-of-ranges="Sheet4.D14:Sheet4.F14 Sheet4.C16:Sheet4.C16 Sheet4.D16:Sheet4.F16 Sheet4.C17:Sheet4.C17 Sheet4.D17:Sheet4.F1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19.9535in" svg:y="0.3559in">
            <draw:object draw:notify-on-update-of-ranges="Sheet5.D6:Sheet5.F6 Sheet5.C16:Sheet5.C16 Sheet5.D8:Sheet5.F8 Sheet5.C17:Sheet5.C17 Sheet5.D9:Sheet5.F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20.0547in" svg:y="4.1083in">
            <draw:object draw:notify-on-update-of-ranges="Sheet5.D14:Sheet5.F14 Sheet5.C16:Sheet5.C16 Sheet5.D16:Sheet5.F16 Sheet5.C17:Sheet5.C17 Sheet5.D17:Sheet5.F1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table:style-name="ce2"/>
          <table:table-cell table:style-name="ce3"/>
          <table:table-cell table:style-name="ce2" table:number-columns-repeated="5"/>
        </table:table-row>
        <table:table-row table:style-name="ro1">
          <table:table-cell/>
          <table:table-cell table:style-name="ce2"/>
          <table:table-cell table:style-name="ce4"/>
          <table:table-cell table:style-name="ce1" table:number-columns-repeated="3"/>
          <table:table-cell table:style-name="ce4"/>
          <table:table-cell table:style-name="ce5"/>
        </table:table-row>
        <table:table-row table:style-name="ro1">
          <table:table-cell/>
          <table:table-cell table:style-name="ce2"/>
          <table:table-cell table:style-name="ce3"/>
          <table:table-cell table:style-name="ce1" table:number-columns-repeated="5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8in" svg:height="3.5429in" svg:x="10.7941in" svg:y="0.6906in">
            <draw:object draw:notify-on-update-of-ranges="Sheet2.D6:Sheet2.F6 Sheet2.C8:Sheet2.C8 Sheet2.D8:Sheet2.F8 Sheet2.C9:Sheet2.C9 Sheet2.D9:Sheet2.F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0.7717in" svg:y="4.7882in">
            <draw:object draw:notify-on-update-of-ranges="Sheet2.D14:Sheet2.F14 Sheet2.C16:Sheet2.C16 Sheet2.D16:Sheet2.F16 Sheet2.C17:Sheet2.C17 Sheet2.D17:Sheet2.F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11" calcext:value-type="float">
            <text:p>0.111</text:p>
          </table:table-cell>
          <table:table-cell table:style-name="ce6" office:value-type="float" office:value="0.107" calcext:value-type="float">
            <text:p>0.107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54" calcext:value-type="float">
            <text:p>0.54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42" calcext:value-type="float">
            <text:p>0.142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337" calcext:value-type="float">
            <text:p>0.337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04" calcext:value-type="float">
            <text:p>0.04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5.53" calcext:value-type="float">
            <text:p>5.53</text:p>
          </table:table-cell>
          <table:table-cell table:style-name="ce6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0.253" calcext:value-type="float">
            <text:p>0.253</text:p>
          </table:table-cell>
          <table:table-cell table:style-name="ce8" table:formula="of:=[.E8]+[.E16]" office:value-type="float" office:value="0.264" calcext:value-type="float">
            <text:p>0.264</text:p>
          </table:table-cell>
          <table:table-cell table:style-name="ce8" table:formula="of:=[.F8]+[.F16]" office:value-type="float" office:value="0.446" calcext:value-type="float">
            <text:p>0.446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0.58" calcext:value-type="float">
            <text:p>0.58</text:p>
          </table:table-cell>
          <table:table-cell table:style-name="ce8" table:formula="of:=[.E9]+[.E17]" office:value-type="float" office:value="0.97" calcext:value-type="float">
            <text:p>0.97</text:p>
          </table:table-cell>
          <table:table-cell table:style-name="ce8" table:formula="of:=[.F9]+[.F17]" office:value-type="float" office:value="6.05" calcext:value-type="float">
            <text:p>6.05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k-words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6.2988in" svg:height="3.5429in" svg:x="10.0039in" svg:y="0.5098in">
            <draw:object draw:notify-on-update-of-ranges="Sheet3.D6:Sheet3.F6 Sheet3.C8:Sheet3.C8 Sheet3.D8:Sheet3.F8 Sheet3.C9:Sheet3.C9 Sheet3.D9:Sheet3.F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0.0126in" svg:y="4.4898in">
            <draw:object draw:notify-on-update-of-ranges="Sheet3.D14:Sheet3.F14 Sheet3.C16:Sheet3.C16 Sheet3.D16:Sheet3.F16 Sheet3.C17:Sheet3.C17 Sheet3.D17:Sheet3.F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342" calcext:value-type="float">
            <text:p>0.342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03" calcext:value-type="float">
            <text:p>0.303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5.8" calcext:value-type="float">
            <text:p>5.8</text:p>
          </table:table-cell>
          <table:table-cell table:style-name="ce6" office:value-type="float" office:value="5.8" calcext:value-type="float">
            <text:p>5.8</text:p>
          </table:table-cell>
          <table:table-cell table:style-name="ce6" office:value-type="float" office:value="5.9" calcext:value-type="float">
            <text:p>5.9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09" calcext:value-type="float">
            <text:p>0.109</text:p>
          </table:table-cell>
          <table:table-cell table:style-name="ce6" office:value-type="float" office:value="0.312" calcext:value-type="float">
            <text:p>0.312</text:p>
          </table:table-cell>
          <table:table-cell table:style-name="ce6" office:value-type="float" office:value="2.36" calcext:value-type="float">
            <text:p>2.36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07" calcext:value-type="float">
            <text:p>0.07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83.46" calcext:value-type="float">
            <text:p>83.46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0.451" calcext:value-type="float">
            <text:p>0.451</text:p>
          </table:table-cell>
          <table:table-cell table:style-name="ce8" table:formula="of:=[.E8]+[.E16]" office:value-type="float" office:value="0.602" calcext:value-type="float">
            <text:p>0.602</text:p>
          </table:table-cell>
          <table:table-cell table:style-name="ce8" table:formula="of:=[.F8]+[.F16]" office:value-type="float" office:value="2.663" calcext:value-type="float">
            <text:p>2.663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5.87" calcext:value-type="float">
            <text:p>5.87</text:p>
          </table:table-cell>
          <table:table-cell table:style-name="ce8" table:formula="of:=[.E9]+[.E17]" office:value-type="float" office:value="12.79" calcext:value-type="float">
            <text:p>12.79</text:p>
          </table:table-cell>
          <table:table-cell table:style-name="ce8" table:formula="of:=[.F9]+[.F17]" office:value-type="float" office:value="89.36" calcext:value-type="float">
            <text:p>89.36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0k-words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6.2988in" svg:height="3.5429in" svg:x="10.2673in" svg:y="0.6386in">
            <draw:object draw:notify-on-update-of-ranges="Sheet4.D6:Sheet4.F6 Sheet4.C8:Sheet4.C8 Sheet4.D8:Sheet4.F8 Sheet4.C9:Sheet4.C9 Sheet4.D9:Sheet4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0.2756in" svg:y="5.0134in">
            <draw:object draw:notify-on-update-of-ranges="Sheet4.D14:Sheet4.F14 Sheet4.C16:Sheet4.C16 Sheet4.D16:Sheet4.F16 Sheet4.C17:Sheet4.C17 Sheet4.D17:Sheet4.F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2.34" calcext:value-type="float">
            <text:p>2.34</text:p>
          </table:table-cell>
          <table:table-cell table:style-name="ce6" office:value-type="float" office:value="1.775" calcext:value-type="float">
            <text:p>1.775</text:p>
          </table:table-cell>
          <table:table-cell table:style-name="ce6" office:value-type="float" office:value="1.754" calcext:value-type="float">
            <text:p>1.754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35.25" calcext:value-type="float">
            <text:p>35.25</text:p>
          </table:table-cell>
          <table:table-cell table:style-name="ce6" office:value-type="float" office:value="35.49" calcext:value-type="float">
            <text:p>35.49</text:p>
          </table:table-cell>
          <table:table-cell table:style-name="ce6" office:value-type="float" office:value="35.45" calcext:value-type="float">
            <text:p>35.45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39" calcext:value-type="float">
            <text:p>0.139</text:p>
          </table:table-cell>
          <table:table-cell table:style-name="ce6" office:value-type="float" office:value="0.898" calcext:value-type="float">
            <text:p>0.898</text:p>
          </table:table-cell>
          <table:table-cell table:style-name="ce6" office:value-type="float" office:value="12.074" calcext:value-type="float">
            <text:p>12.074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2" calcext:value-type="float">
            <text:p>0.12</text:p>
          </table:table-cell>
          <table:table-cell table:style-name="ce6" office:value-type="float" office:value="47.07" calcext:value-type="float">
            <text:p>47.07</text:p>
          </table:table-cell>
          <table:table-cell table:style-name="ce6" office:value-type="float" office:value="512.15" calcext:value-type="float">
            <text:p>512.15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2.479" calcext:value-type="float">
            <text:p>2.479</text:p>
          </table:table-cell>
          <table:table-cell table:style-name="ce8" table:formula="of:=[.E8]+[.E16]" office:value-type="float" office:value="2.673" calcext:value-type="float">
            <text:p>2.673</text:p>
          </table:table-cell>
          <table:table-cell table:style-name="ce8" table:formula="of:=[.F8]+[.F16]" office:value-type="float" office:value="13.828" calcext:value-type="float">
            <text:p>13.828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35.37" calcext:value-type="float">
            <text:p>35.37</text:p>
          </table:table-cell>
          <table:table-cell table:style-name="ce8" table:formula="of:=[.E9]+[.E17]" office:value-type="float" office:value="82.56" calcext:value-type="float">
            <text:p>82.56</text:p>
          </table:table-cell>
          <table:table-cell table:style-name="ce8" table:formula="of:=[.F9]+[.F17]" office:value-type="float" office:value="547.6" calcext:value-type="float">
            <text:p>547.6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500k-words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shapes>
          <draw:frame draw:z-index="0" draw:style-name="gr1" draw:text-style-name="P1" svg:width="6.2988in" svg:height="3.5429in" svg:x="9.4307in" svg:y="0.3925in">
            <draw:object draw:notify-on-update-of-ranges="Sheet5.D6:Sheet5.F6 Sheet5.C16:Sheet5.C16 Sheet5.D8:Sheet5.F8 Sheet5.C17:Sheet5.C17 Sheet5.D9:Sheet5.F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4665in" svg:y="4.3445in">
            <draw:object draw:notify-on-update-of-ranges="Sheet5.D14:Sheet5.F14 Sheet5.C16:Sheet5.C16 Sheet5.D16:Sheet5.F16 Sheet5.C17:Sheet5.C17 Sheet5.D17:Sheet5.F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  <table:table-cell table:number-columns-repeated="12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5.058" calcext:value-type="float">
            <text:p>5.058</text:p>
          </table:table-cell>
          <table:table-cell table:style-name="ce6" office:value-type="float" office:value="4.658" calcext:value-type="float">
            <text:p>4.658</text:p>
          </table:table-cell>
          <table:table-cell table:style-name="ce6" office:value-type="float" office:value="4.9" calcext:value-type="float">
            <text:p>4.9</text:p>
          </table:table-cell>
          <table:table-cell table:style-name="ce6"/>
          <table:table-cell table:style-name="ce4"/>
          <table:table-cell table:style-name="ce9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92.62" calcext:value-type="float">
            <text:p>92.62</text:p>
          </table:table-cell>
          <table:table-cell table:style-name="ce6" office:value-type="float" office:value="93.61" calcext:value-type="float">
            <text:p>93.61</text:p>
          </table:table-cell>
          <table:table-cell table:style-name="ce6" office:value-type="float" office:value="93.4" calcext:value-type="float">
            <text:p>93.4</text:p>
          </table:table-cell>
          <table:table-cell table:style-name="ce6" table:number-columns-repeated="3"/>
          <table:table-cell table:number-columns-repeated="1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  <table:table-cell table:number-columns-repeated="12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338" calcext:value-type="float">
            <text:p>0.338</text:p>
          </table:table-cell>
          <table:table-cell table:style-name="ce6" office:value-type="float" office:value="3.074" calcext:value-type="float">
            <text:p>3.074</text:p>
          </table:table-cell>
          <table:table-cell table:style-name="ce6" office:value-type="float" office:value="39.115" calcext:value-type="float">
            <text:p>39.115</text:p>
          </table:table-cell>
          <table:table-cell table:style-name="ce6"/>
          <table:table-cell table:style-name="ce4"/>
          <table:table-cell table:style-name="ce9"/>
          <table:table-cell table:number-columns-repeated="3"/>
          <table:table-cell table:style-name="ce10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4" calcext:value-type="float">
            <text:p>0.14</text:p>
          </table:table-cell>
          <table:table-cell table:style-name="ce6" office:value-type="float" office:value="103.6" calcext:value-type="float">
            <text:p>103.6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table:number-columns-repeated="3"/>
          <table:table-cell table:number-columns-repeated="1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5.396" calcext:value-type="float">
            <text:p>5.396</text:p>
          </table:table-cell>
          <table:table-cell table:style-name="ce8" table:formula="of:=[.E8]+[.E16]" office:value-type="float" office:value="7.732" calcext:value-type="float">
            <text:p>7.732</text:p>
          </table:table-cell>
          <table:table-cell table:style-name="ce8" table:formula="of:=[.F8]+[.F16]" office:value-type="float" office:value="44.015" calcext:value-type="float">
            <text:p>44.015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92.76" calcext:value-type="float">
            <text:p>92.76</text:p>
          </table:table-cell>
          <table:table-cell table:style-name="ce8" table:formula="of:=[.E9]+[.E17]" office:value-type="float" office:value="197.21" calcext:value-type="float">
            <text:p>197.21</text:p>
          </table:table-cell>
          <table:table-cell table:style-name="ce8" table:formula="of:=[.F9]+[.F17]" office:value-type="float" office:value="1291.4" calcext:value-type="float">
            <text:p>1291.4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  <table:table-cell table:number-columns-repeated="3"/>
          <table:table-cell table:style-name="ce10"/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 table:number-rows-repeated="4">
          <table:table-cell table:number-columns-repeated="18"/>
          <table:table-cell table:style-name="ce10" table:number-columns-repeated="3"/>
        </table:table-row>
        <table:table-row table:style-name="ro3">
          <table:table-cell/>
          <table:table-cell office:value-type="string" calcext:value-type="string">
            <text:p>Dataset: words-lemas_processed.txt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19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6" table:style-name="ta1">
        <table:shapes>
          <draw:g draw:z-index="0">
            <draw:g>
              <draw:frame draw:style-name="gr1" draw:text-style-name="P1" svg:width="6.2988in" svg:height="3.5429in" svg:x="0.3622in" svg:y="0.5858in"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style-name="gr1" draw:text-style-name="P1" svg:width="6.2988in" svg:height="3.5429in" svg:x="0.3618in" svg:y="4.2126in"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  <draw:frame draw:style-name="gr1" draw:text-style-name="P1" svg:width="6.2988in" svg:height="3.5429in" svg:x="6.7539in" svg:y="0.5453in"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frame draw:style-name="gr1" draw:text-style-name="P1" svg:width="6.2988in" svg:height="3.5429in" svg:x="6.7732in" svg:y="4.2323in"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  <draw:frame draw:style-name="gr1" draw:text-style-name="P1" svg:width="6.2988in" svg:height="3.5429in" svg:x="13.1772in" svg:y="0.5461in"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  <draw:frame draw:style-name="gr1" draw:text-style-name="P1" svg:width="6.2988in" svg:height="3.5429in" svg:x="13.185in" svg:y="4.1886in">
                <draw:object xlink:href="./Object 22" xlink:type="simple" xlink:show="embed" xlink:actuate="onLoad"/>
                <draw:image xlink:href="./ObjectReplacements/Object 22" xlink:type="simple" xlink:show="embed" xlink:actuate="onLoad"/>
              </draw:frame>
            </draw:g>
            <draw:frame draw:style-name="gr1" draw:text-style-name="P1" svg:width="6.2988in" svg:height="3.5429in" svg:x="19.6343in" svg:y="0.5024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1" draw:text-style-name="P1" svg:width="6.2988in" svg:height="3.5429in" svg:x="19.6039in" svg:y="4.2453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draw:g>
        </table:shapes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00-00-00T00:00:01.388207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3-04T17:08:53.917918423</dc:date>
    <dc:creator>Marti Mayo</dc:creator>
    <meta:editing-duration>PT8H36M39S</meta:editing-duration>
    <meta:editing-cycles>24</meta:editing-cycles>
    <meta:generator>LibreOffice/4.1.0.0.beta2$Linux_X86_64 LibreOffice_project/410$Build-0</meta:generator>
    <meta:document-statistic meta:table-count="6" meta:cell-count="26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16:Sheet5.C17 Sheet5.D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16:Sheet5.C16" chart:class="chart:line">
            <chart:data-point chart:repeated="3"/>
          </chart:series>
          <chart:series chart:style-name="ch11" chart:values-cell-range-address="Sheet5.D9:Sheet5.F9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5.058">
                <text:p>5.058</text:p>
                <draw:g>
                  <svg:desc>Sheet5.D8:Sheet5.F8</svg:desc>
                </draw:g>
              </table:table-cell>
              <table:table-cell office:value-type="float" office:value="4.658">
                <text:p>4.65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92.62">
                <text:p>92.62</text:p>
                <draw:g>
                  <svg:desc>Sheet5.D9:Sheet5.F9</svg:desc>
                </draw:g>
              </table:table-cell>
              <table:table-cell office:value-type="float" office:value="93.61">
                <text:p>93.61</text:p>
              </table:table-cell>
              <table:table-cell office:value-type="float" office:value="93.4">
                <text:p>9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767cm" svg:y="2.517cm" svg:width="11.282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42">
                <text:p>0.142</text:p>
                <draw:g>
                  <svg:desc>Sheet2.D16:Sheet2.F16</svg:desc>
                </draw:g>
              </table:table-cell>
              <table:table-cell office:value-type="float" office:value="0.157">
                <text:p>0.15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04">
                <text:p>0.04</text:p>
                <draw:g>
                  <svg:desc>Sheet2.D17:Sheet2.F17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5.53">
                <text:p>5.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42">
                <text:p>0.342</text:p>
                <draw:g>
                  <svg:desc>Sheet3.D8:Sheet3.F8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5.8">
                <text:p>5.8</text:p>
                <draw:g>
                  <svg:desc>Sheet3.D9:Sheet3.F9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09">
                <text:p>0.109</text:p>
                <draw:g>
                  <svg:desc>Sheet3.D16:Sheet3.F16</svg:desc>
                </draw:g>
              </table:table-cell>
              <table:table-cell office:value-type="float" office:value="0.312">
                <text:p>0.31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07">
                <text:p>0.07</text:p>
                <draw:g>
                  <svg:desc>Sheet3.D17:Sheet3.F17</svg:desc>
                </draw:g>
              </table:table-cell>
              <table:table-cell office:value-type="float" office:value="6.99">
                <text:p>6.99</text:p>
              </table:table-cell>
              <table:table-cell office:value-type="float" office:value="83.46">
                <text:p>8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6:Sheet4.F6 Sheet4.C8:Sheet4.F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6:Sheet4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8:Sheet4.C8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6:Sheet4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8:Sheet4.C8</svg:desc>
                </draw:g>
              </table:table-cell>
              <table:table-cell office:value-type="float" office:value="2.34">
                <text:p>2.34</text:p>
                <draw:g>
                  <svg:desc>Sheet4.D8:Sheet4.F8</svg:desc>
                </draw:g>
              </table:table-cell>
              <table:table-cell office:value-type="float" office:value="1.775">
                <text:p>1.775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25">
                <text:p>35.25</text:p>
                <draw:g>
                  <svg:desc>Sheet4.D9:Sheet4.F9</svg:desc>
                </draw:g>
              </table:table-cell>
              <table:table-cell office:value-type="float" office:value="35.49">
                <text:p>35.49</text:p>
              </table:table-cell>
              <table:table-cell office:value-type="float" office:value="35.45">
                <text:p>35.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139">
                <text:p>0.139</text:p>
                <draw:g>
                  <svg:desc>Sheet4.D16:Sheet4.F16</svg:desc>
                </draw:g>
              </table:table-cell>
              <table:table-cell office:value-type="float" office:value="0.898">
                <text:p>0.898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2">
                <text:p>0.12</text:p>
                <draw:g>
                  <svg:desc>Sheet4.D17:Sheet4.F17</svg:desc>
                </draw:g>
              </table:table-cell>
              <table:table-cell office:value-type="float" office:value="47.07">
                <text:p>47.07</text:p>
              </table:table-cell>
              <table:table-cell office:value-type="float" office:value="512.15">
                <text:p>512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16:Sheet5.C17 Sheet5.D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16:Sheet5.C16" chart:class="chart:line">
            <chart:data-point chart:repeated="3"/>
          </chart:series>
          <chart:series chart:style-name="ch11" chart:values-cell-range-address="Sheet5.D9:Sheet5.F9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5.058">
                <text:p>5.058</text:p>
                <draw:g>
                  <svg:desc>Sheet5.D8:Sheet5.F8</svg:desc>
                </draw:g>
              </table:table-cell>
              <table:table-cell office:value-type="float" office:value="4.658">
                <text:p>4.65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92.62">
                <text:p>92.62</text:p>
                <draw:g>
                  <svg:desc>Sheet5.D9:Sheet5.F9</svg:desc>
                </draw:g>
              </table:table-cell>
              <table:table-cell office:value-type="float" office:value="93.61">
                <text:p>93.61</text:p>
              </table:table-cell>
              <table:table-cell office:value-type="float" office:value="93.4">
                <text:p>93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Processs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38">
                <text:p>0.338</text:p>
                <draw:g>
                  <svg:desc>Sheet5.D16:Sheet5.F16</svg:desc>
                </draw:g>
              </table:table-cell>
              <table:table-cell office:value-type="float" office:value="3.074">
                <text:p>3.074</text:p>
              </table:table-cell>
              <table:table-cell office:value-type="float" office:value="39.115">
                <text:p>39.115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03.6">
                <text:p>103.6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11">
                <text:p>0.111</text:p>
                <draw:g>
                  <svg:desc>Sheet2.D8:Sheet2.F8</svg:desc>
                </draw:g>
              </table:table-cell>
              <table:table-cell office:value-type="float" office:value="0.107">
                <text:p>0.10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4">
                <text:p>0.54</text:p>
                <draw:g>
                  <svg:desc>Sheet2.D9:Sheet2.F9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767cm" svg:y="2.517cm" svg:width="11.282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42">
                <text:p>0.142</text:p>
                <draw:g>
                  <svg:desc>Sheet2.D16:Sheet2.F16</svg:desc>
                </draw:g>
              </table:table-cell>
              <table:table-cell office:value-type="float" office:value="0.157">
                <text:p>0.15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04">
                <text:p>0.04</text:p>
                <draw:g>
                  <svg:desc>Sheet2.D17:Sheet2.F17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5.53">
                <text:p>5.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42">
                <text:p>0.342</text:p>
                <draw:g>
                  <svg:desc>Sheet3.D8:Sheet3.F8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5.8">
                <text:p>5.8</text:p>
                <draw:g>
                  <svg:desc>Sheet3.D9:Sheet3.F9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Processs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38">
                <text:p>0.338</text:p>
                <draw:g>
                  <svg:desc>Sheet5.D16:Sheet5.F16</svg:desc>
                </draw:g>
              </table:table-cell>
              <table:table-cell office:value-type="float" office:value="3.074">
                <text:p>3.074</text:p>
              </table:table-cell>
              <table:table-cell office:value-type="float" office:value="39.115">
                <text:p>39.115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03.6">
                <text:p>103.6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09">
                <text:p>0.109</text:p>
                <draw:g>
                  <svg:desc>Sheet3.D16:Sheet3.F16</svg:desc>
                </draw:g>
              </table:table-cell>
              <table:table-cell office:value-type="float" office:value="0.312">
                <text:p>0.31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07">
                <text:p>0.07</text:p>
                <draw:g>
                  <svg:desc>Sheet3.D17:Sheet3.F17</svg:desc>
                </draw:g>
              </table:table-cell>
              <table:table-cell office:value-type="float" office:value="6.99">
                <text:p>6.99</text:p>
              </table:table-cell>
              <table:table-cell office:value-type="float" office:value="83.46">
                <text:p>83.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6:Sheet4.F6 Sheet4.C8:Sheet4.F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6:Sheet4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8:Sheet4.C8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6:Sheet4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8:Sheet4.C8</svg:desc>
                </draw:g>
              </table:table-cell>
              <table:table-cell office:value-type="float" office:value="2.34">
                <text:p>2.34</text:p>
                <draw:g>
                  <svg:desc>Sheet4.D8:Sheet4.F8</svg:desc>
                </draw:g>
              </table:table-cell>
              <table:table-cell office:value-type="float" office:value="1.775">
                <text:p>1.775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25">
                <text:p>35.25</text:p>
                <draw:g>
                  <svg:desc>Sheet4.D9:Sheet4.F9</svg:desc>
                </draw:g>
              </table:table-cell>
              <table:table-cell office:value-type="float" office:value="35.49">
                <text:p>35.49</text:p>
              </table:table-cell>
              <table:table-cell office:value-type="float" office:value="35.45">
                <text:p>35.4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139">
                <text:p>0.139</text:p>
                <draw:g>
                  <svg:desc>Sheet4.D16:Sheet4.F16</svg:desc>
                </draw:g>
              </table:table-cell>
              <table:table-cell office:value-type="float" office:value="0.898">
                <text:p>0.898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2">
                <text:p>0.12</text:p>
                <draw:g>
                  <svg:desc>Sheet4.D17:Sheet4.F17</svg:desc>
                </draw:g>
              </table:table-cell>
              <table:table-cell office:value-type="float" office:value="47.07">
                <text:p>47.07</text:p>
              </table:table-cell>
              <table:table-cell office:value-type="float" office:value="512.15">
                <text:p>512.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16:Sheet5.C17 Sheet5.D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16:Sheet5.C16" chart:class="chart:line">
            <chart:data-point chart:repeated="3"/>
          </chart:series>
          <chart:series chart:style-name="ch11" chart:values-cell-range-address="Sheet5.D9:Sheet5.F9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5.058">
                <text:p>5.058</text:p>
                <draw:g>
                  <svg:desc>Sheet5.D8:Sheet5.F8</svg:desc>
                </draw:g>
              </table:table-cell>
              <table:table-cell office:value-type="float" office:value="4.658">
                <text:p>4.65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92.62">
                <text:p>92.62</text:p>
                <draw:g>
                  <svg:desc>Sheet5.D9:Sheet5.F9</svg:desc>
                </draw:g>
              </table:table-cell>
              <table:table-cell office:value-type="float" office:value="93.61">
                <text:p>93.61</text:p>
              </table:table-cell>
              <table:table-cell office:value-type="float" office:value="93.4">
                <text:p>93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Processsing time</text:p>
        </chart:title>
        <chart:subtitle svg:x="5.337cm" svg:y="1.275cm" chart:style-name="ch3">
          <text:p>1.2 million words - 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38">
                <text:p>0.338</text:p>
                <draw:g>
                  <svg:desc>Sheet5.D16:Sheet5.F16</svg:desc>
                </draw:g>
              </table:table-cell>
              <table:table-cell office:value-type="float" office:value="3.074">
                <text:p>3.074</text:p>
              </table:table-cell>
              <table:table-cell office:value-type="float" office:value="39.115">
                <text:p>39.115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03.6">
                <text:p>103.6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11">
                <text:p>0.111</text:p>
                <draw:g>
                  <svg:desc>Sheet2.D8:Sheet2.F8</svg:desc>
                </draw:g>
              </table:table-cell>
              <table:table-cell office:value-type="float" office:value="0.107">
                <text:p>0.10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4">
                <text:p>0.54</text:p>
                <draw:g>
                  <svg:desc>Sheet2.D9:Sheet2.F9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767cm" svg:y="2.517cm" svg:width="11.282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42">
                <text:p>0.142</text:p>
                <draw:g>
                  <svg:desc>Sheet2.D16:Sheet2.F16</svg:desc>
                </draw:g>
              </table:table-cell>
              <table:table-cell office:value-type="float" office:value="0.157">
                <text:p>0.15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04">
                <text:p>0.04</text:p>
                <draw:g>
                  <svg:desc>Sheet2.D17:Sheet2.F17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5.53">
                <text:p>5.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42">
                <text:p>0.342</text:p>
                <draw:g>
                  <svg:desc>Sheet3.D8:Sheet3.F8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5.8">
                <text:p>5.8</text:p>
                <draw:g>
                  <svg:desc>Sheet3.D9:Sheet3.F9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100k words - ordered set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09">
                <text:p>0.109</text:p>
                <draw:g>
                  <svg:desc>Sheet3.D16:Sheet3.F16</svg:desc>
                </draw:g>
              </table:table-cell>
              <table:table-cell office:value-type="float" office:value="0.312">
                <text:p>0.31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07">
                <text:p>0.07</text:p>
                <draw:g>
                  <svg:desc>Sheet3.D17:Sheet3.F17</svg:desc>
                </draw:g>
              </table:table-cell>
              <table:table-cell office:value-type="float" office:value="6.99">
                <text:p>6.99</text:p>
              </table:table-cell>
              <table:table-cell office:value-type="float" office:value="83.46">
                <text:p>83.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6:Sheet4.F6 Sheet4.C8:Sheet4.F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6:Sheet4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8:Sheet4.C8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6:Sheet4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8:Sheet4.C8</svg:desc>
                </draw:g>
              </table:table-cell>
              <table:table-cell office:value-type="float" office:value="2.34">
                <text:p>2.34</text:p>
                <draw:g>
                  <svg:desc>Sheet4.D8:Sheet4.F8</svg:desc>
                </draw:g>
              </table:table-cell>
              <table:table-cell office:value-type="float" office:value="1.775">
                <text:p>1.775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25">
                <text:p>35.25</text:p>
                <draw:g>
                  <svg:desc>Sheet4.D9:Sheet4.F9</svg:desc>
                </draw:g>
              </table:table-cell>
              <table:table-cell office:value-type="float" office:value="35.49">
                <text:p>35.49</text:p>
              </table:table-cell>
              <table:table-cell office:value-type="float" office:value="35.45">
                <text:p>35.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787cm" svg:y="1.275cm" chart:style-name="ch3">
          <text:p>500k words - 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139">
                <text:p>0.139</text:p>
                <draw:g>
                  <svg:desc>Sheet4.D16:Sheet4.F16</svg:desc>
                </draw:g>
              </table:table-cell>
              <table:table-cell office:value-type="float" office:value="0.898">
                <text:p>0.898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2">
                <text:p>0.12</text:p>
                <draw:g>
                  <svg:desc>Sheet4.D17:Sheet4.F17</svg:desc>
                </draw:g>
              </table:table-cell>
              <table:table-cell office:value-type="float" office:value="47.07">
                <text:p>47.07</text:p>
              </table:table-cell>
              <table:table-cell office:value-type="float" office:value="512.15">
                <text:p>512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892cm" svg:y="1.275cm" chart:style-name="ch3">
          <text:p>10k words - 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11">
                <text:p>0.111</text:p>
                <draw:g>
                  <svg:desc>Sheet2.D8:Sheet2.F8</svg:desc>
                </draw:g>
              </table:table-cell>
              <table:table-cell office:value-type="float" office:value="0.107">
                <text:p>0.10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4">
                <text:p>0.54</text:p>
                <draw:g>
                  <svg:desc>Sheet2.D9:Sheet2.F9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